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Standard">
      <style:text-properties officeooo:rsid="00190f83" officeooo:paragraph-rsid="00190f83"/>
    </style:style>
    <style:style style:name="P7" style:family="paragraph" style:parent-style-name="Standard">
      <style:paragraph-properties fo:line-height="200%"/>
      <style:text-properties officeooo:rsid="00190f83" officeooo:paragraph-rsid="00190f83"/>
    </style:style>
    <style:style style:name="P8" style:family="paragraph" style:parent-style-name="Standard">
      <style:paragraph-properties fo:line-height="200%"/>
      <style:text-properties officeooo:paragraph-rsid="00190f83"/>
    </style:style>
    <style:style style:name="P9" style:family="paragraph" style:parent-style-name="Standard">
      <style:paragraph-properties fo:line-height="200%"/>
      <style:text-properties fo:font-weight="normal" officeooo:rsid="013dd96d" officeooo:paragraph-rsid="00190f83" style:font-weight-asian="normal" style:font-weight-complex="normal"/>
    </style:style>
    <style:style style:name="P10" style:family="paragraph" style:parent-style-name="Text_20_body">
      <style:paragraph-properties fo:line-height="200%"/>
      <style:text-properties officeooo:rsid="03c1650d" officeooo:paragraph-rsid="001c3404"/>
    </style:style>
    <style:style style:name="P11" style:family="paragraph" style:parent-style-name="Footnote" style:master-page-name="Converted13">
      <style:paragraph-properties style:page-number="auto"/>
      <style:text-properties officeooo:rsid="001d0538" officeooo:paragraph-rsid="0094dc97"/>
    </style:style>
    <style:style style:name="P12" style:family="paragraph" style:parent-style-name="Footnote" style:master-page-name="Converted14">
      <style:paragraph-properties style:page-number="auto"/>
    </style:style>
    <style:style style:name="P13" style:family="paragraph" style:parent-style-name="Footnote" style:master-page-name="Converted16">
      <style:paragraph-properties style:page-number="auto"/>
    </style:style>
    <style:style style:name="P14" style:family="paragraph" style:parent-style-name="Footnote" style:master-page-name="Converted18">
      <style:paragraph-properties style:page-number="auto"/>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officeooo:rsid="0094dc97"/>
    </style:style>
    <style:style style:name="T28" style:family="text">
      <style:text-properties fo:font-style="italic" style:font-style-asian="italic" style:font-style-complex="italic"/>
    </style:style>
    <style:style style:name="T29" style:family="text">
      <style:text-properties fo:font-style="italic" officeooo:rsid="00596ef4" style:font-style-asian="italic" style:font-style-complex="italic"/>
    </style:style>
    <style:style style:name="T30" style:family="text">
      <style:text-properties officeooo:rsid="00596ef4"/>
    </style:style>
    <style:style style:name="T31" style:family="text">
      <style:text-properties fo:color="#000000" fo:font-weight="normal" officeooo:rsid="001d0538" style:font-weight-asian="normal" style:font-weight-complex="normal"/>
    </style:style>
    <style:style style:name="T32" style:family="text">
      <style:text-properties fo:color="#000000" fo:font-weight="normal" officeooo:rsid="00207808" style:font-weight-asian="normal" style:font-weight-complex="normal"/>
    </style:style>
    <style:style style:name="T33" style:family="text">
      <style:text-properties fo:color="#000000" fo:font-weight="normal" officeooo:rsid="01dd425f" style:font-weight-asian="normal" style:font-weight-complex="normal"/>
    </style:style>
    <style:style style:name="T34" style:family="text">
      <style:text-properties fo:color="#000000" fo:font-weight="normal" officeooo:rsid="01b1fd6e" style:font-weight-asian="normal" style:font-weight-complex="normal"/>
    </style:style>
    <style:style style:name="T35" style:family="text">
      <style:text-properties fo:color="#000000" fo:font-weight="normal" officeooo:rsid="01de6f59" style:font-weight-asian="normal" style:font-weight-complex="normal"/>
    </style:style>
    <style:style style:name="T36" style:family="text">
      <style:text-properties fo:color="#000000" style:font-name="Times New Roman" fo:font-size="10pt" officeooo:rsid="002a6ea0" style:font-size-asian="10pt" style:font-size-complex="10pt"/>
    </style:style>
    <style:style style:name="T37" style:family="text">
      <style:text-properties fo:color="#000000" style:font-name="Times New Roman" fo:font-size="10pt" fo:font-style="italic" style:font-size-asian="10pt" style:font-size-complex="10pt"/>
    </style:style>
    <style:style style:name="T38" style:family="text">
      <style:text-properties officeooo:rsid="001d6ecb"/>
    </style:style>
    <style:style style:name="T39" style:family="text">
      <style:text-properties officeooo:rsid="002a6ea0"/>
    </style:style>
    <style:style style:name="T40" style:family="text">
      <style:text-properties fo:font-variant="normal" fo:text-transform="none" fo:color="#000000" style:font-name="Times New Roman" fo:font-size="10pt" fo:letter-spacing="normal" fo:font-style="normal" fo:font-weight="normal" style:font-size-asian="10pt" style:font-size-complex="10pt"/>
    </style:style>
    <style:style style:name="T41" style:family="text">
      <style:text-properties fo:font-variant="normal" fo:text-transform="none" fo:color="#000000" style:font-name="Times New Roman" fo:font-size="10pt" fo:letter-spacing="normal" fo:font-style="italic" fo:font-weight="normal" style:font-size-asian="10pt" style:font-size-complex="10pt"/>
    </style:style>
    <style:style style:name="T42" style:family="text">
      <style:text-properties officeooo:rsid="03c28e8a"/>
    </style:style>
    <style:style style:name="T43" style:family="text">
      <style:text-properties fo:language="en" fo:country="GB" officeooo:rsid="028e8f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2">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43"><text:note text:id="ftn1" text:note-class="footnote"><text:note-citation>1</text:note-citation><text:note-body><text:p text:style-name="P5">Last, Nella, Malcomson, Patricia and Robert Malcomson () <text:span text:style-name="T28">Nella Last's Peace: The Post-War Diaries</text:span></text:p></text:note-body></text:note></text:span><text:span text:style-name="T43"> </text:span></text:p>
      <text:p text:style-name="P6"/>
      <text:p text:style-name="P6"/>
      <text:p text:style-name="P6">Paraquat paper – removed from gardeners</text:p>
      <text:p text:style-name="P6"/>
      <text:p text:style-name="P8"><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31"><text:note text:id="ftn2" text:note-class="footnote"><text:note-citation>2</text:note-citation><text:note-body><text:p text:style-name="P1">Reader, <text:s/><text:span text:style-name="T38">p103-106</text:span></text:p></text:note-body></text:note></text:span><text:span text:style-name="T12"> </text:span><text:span text:style-name="T32">This </text:span><text:span text:style-name="T33">closeness</text:span><text:span text:style-name="T32"> to users is perhaps surprising for a chemical company who were </text:span><text:span text:style-name="T34">more </text:span><text:span text:style-name="T32">used to dealing with cartels and bulk sales to industry, rather than consumer products, but </text:span><text:span text:style-name="T35">Jealott's Hill facilitated </text:span><text:span text:style-name="T32">access to </text:span><text:span text:style-name="T35">a network of farmers</text:span><text:span text:style-name="T32"> and </text:span><text:span text:style-name="T35">increased </text:span><text:span text:style-name="T32">understanding of a variety of farm practices, </text:span><text:span text:style-name="T35">which was especially important for finding uses for paraquat</text:span><text:span text:style-name="T32">.</text:span><text:span text:style-name="T34"> </text:span></text:p>
      <text:p text:style-name="P8"/>
      <text:p text:style-name="P8"><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3" text:note-class="footnote"><text:note-citation>3</text:note-citation><text:note-body><text:p text:style-name="P2"><text:span text:style-name="T39">Quirke, 2005</text:span><text:span text:style-name="T36"> </text:span><text:span text:style-name="T40">'From evidence to market: Alfred Spinks' 1953 survey of fields for pharmacological research, and the origins of ICI's cardiovascular programme', in V. Berridge and K. Loughlin (eds),</text:span><text:span text:style-name="T41">Medicine, the market and the mass media: producing health in the twentieth century</text:span><text:span text:style-name="T40">(London: Routledge, 2005), pp. 146-71</text:span><text:span text:style-name="T37">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8"><text:soft-page-break/></text:p>
      <text:p text:style-name="P8"><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4" text:note-class="footnote"><text:note-citation>4</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5" text:note-class="footnote"><text:note-citation>5</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8"/>
      <text:p text:style-name="P7"><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6" text:note-class="footnote"><text:note-citation>6</text:note-citation><text:note-body><text:p text:style-name="P11"><text:span text:style-name="T27">ed. FC Peacock, </text:span><text:span text:style-name="T28">Jealott's Hill </text:span><text:span text:style-name="T29">Fifty years of Agricultural Research 1928 – 1978</text:span><text:span text:style-name="T30">,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7" text:note-class="footnote"><text:note-citation>7</text:note-citation><text:note-body><text:p text:style-name="P12">Kennedy, p146</text:p></text:note-body></text:note></text:span><text:span text:style-name="T1"> </text:span></text:p>
      <text:p text:style-name="P8"/>
      <text:p text:style-name="P8"><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8" text:note-class="footnote"><text:note-citation>8</text:note-citation><text:note-body><text:p text:style-name="P13">Wain, 1994, p140</text:p></text:note-body></text:note></text:span><text:span text:style-name="T1">The financially viable process was </text:span><text:span text:style-name="T23">considered</text:span><text:span text:style-name="T1"> </text:span><text:span text:style-name="T26">“so complex that it assured a virtual </text:span><text:soft-page-break/><text:span text:style-name="T26">monopoly of manufacture”</text:span><text:span text:style-name="T1">.</text:span><text:span text:style-name="T1"><text:note text:id="ftn9" text:note-class="footnote"><text:note-citation>9</text:note-citation><text:note-body><text:p text:style-name="P14">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4-18T21:31:55.385689000</dc:date>
    <meta:editing-duration>P1DT6H1M6S</meta:editing-duration>
    <meta:editing-cycles>2</meta:editing-cycles>
    <meta:generator>LibreOffice/4.2.6.3$MacOSX_x86 LibreOffice_project/3fd416d4c6db7d3204c17ce57a1d70f6e531ee21</meta:generator>
    <meta:document-statistic meta:table-count="0" meta:image-count="0" meta:object-count="0" meta:page-count="3" meta:paragraph-count="16" meta:word-count="731" meta:character-count="4647" meta:non-whitespace-character-count="3921"/>
  </office:meta>
</office:document-meta>
</file>